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1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1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office:value-type="string">
            <text:p>Demande acompte – select etud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46" table:number-columns-repeated="2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2" svg:width="2.899cm" svg:height="0.991cm" svg:x="7.664cm" svg:y="47.451cm" draw:caption-point-x="-0.61cm" draw:caption-point-y="1.51cm">
              <dc:date>2013-05-25T00:00:00</dc:date>
              <text:p text:style-name="P1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2" svg:width="2.899cm" svg:height="0.991cm" svg:x="7.664cm" svg:y="57.295cm" draw:caption-point-x="-0.61cm" draw:caption-point-y="1.51cm">
              <dc:date>2013-05-25T00:00:00</dc:date>
              <text:p text:style-name="P1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 table:number-columns-repeated="2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0">
          <table:table-cell table:style-name="ce3" office:value-type="string">
            <text:p>P </text:p>
          </table:table-cell>
          <table:table-cell table:style-name="ce3" office:value-type="string">
            <text:p>Dashboard – études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0">
          <table:table-cell table:style-name="ce3" office:value-type="string">
            <text:p>P </text:p>
          </table:table-cell>
          <table:table-cell table:style-name="ce3" office:value-type="string">
            <text:p>Dashboard – acomptes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0">
          <table:table-cell table:style-name="ce3" office:value-type="string">
            <text:p>P </text:p>
          </table:table-cell>
          <table:table-cell table:style-name="ce6" office:value-type="string">
            <text:p>Dashboard – frais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0">
          <table:table-cell table:style-name="ce3" office:value-type="string">
            <text:p>P </text:p>
          </table:table-cell>
          <table:table-cell table:style-name="ce6" office:value-type="string">
            <text:p>Nettoyage de co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/>
          <table:table-cell table:style-name="ce25"/>
          <table:table-cell table:style-name="ce47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/>
          <table:table-cell table:style-name="ce25"/>
          <table:table-cell table:style-name="ce47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 style:data-style-name="N2" text:time-value="0000-00-00T12:01:28.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3T18:24:12.21</dc:date>
    <meta:editing-duration>PT6H10M24S</meta:editing-duration>
    <meta:editing-cycles>16</meta:editing-cycles>
    <meta:generator>LibreOffice/3.6$Windows_x86 LibreOffice_project/2ef5aff-a6fb0ff-166bdff-cf087ad-0f1389</meta:generator>
    <meta:document-statistic meta:table-count="3" meta:cell-count="275" meta:object-count="0"/>
  </office:meta>
</office:document-meta>
</file>